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C0000012CDA3E8E737C4F214E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officeooo:rsid="001943dc" officeooo:paragraph-rsid="001943d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1943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</text:p>
      <text:p text:style-name="P1"><draw:frame draw:style-name="fr1" draw:name="Image1" text:anchor-type="paragraph" svg:x="0.0138in" svg:y="0.0445in" svg:width="2.6547in" svg:height="2.6547in" draw:z-index="0"><draw:image xlink:href="Pictures/100002010000012C0000012CDA3E8E737C4F214E.png" xlink:type="simple" xlink:show="embed" xlink:actuate="onLoad" loext:mime-type="image/png"/></draw:frame></text:p>
      <text:p text:style-name="P1">ba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12:18:57.829667008</meta:creation-date>
    <dc:date>2019-11-04T13:28:50.693722790</dc:date>
    <meta:editing-duration>PT59M34S</meta:editing-duration>
    <meta:editing-cycles>1</meta:editing-cycles>
    <meta:document-statistic meta:table-count="0" meta:image-count="1" meta:object-count="0" meta:page-count="1" meta:paragraph-count="2" meta:word-count="2" meta:character-count="6" meta:non-whitespace-character-count="6"/>
    <meta:generator>LibreOffice/6.3.2.2$MacOSX_X86_64 LibreOffice_project/98b30e735bda24bc04ab42594c85f7fd8be07b9c</meta:generator>
  </office:meta>
</office:document-meta>
</file>